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f736" officeooo:paragraph-rsid="0012f736"/>
    </style:style>
    <style:style style:name="P2" style:family="paragraph" style:parent-style-name="Standard">
      <style:text-properties fo:font-size="7pt" officeooo:rsid="0012f736" officeooo:paragraph-rsid="0012f736" style:font-size-asian="7pt" style:font-size-complex="7pt"/>
    </style:style>
    <style:style style:name="P3" style:family="paragraph" style:parent-style-name="Standard">
      <style:text-properties officeooo:rsid="0014cfbb" officeooo:paragraph-rsid="0014cfbb"/>
    </style:style>
    <style:style style:name="P4" style:family="paragraph" style:parent-style-name="Standard">
      <style:paragraph-properties fo:break-before="page"/>
      <style:text-properties officeooo:rsid="0012f736" officeooo:paragraph-rsid="0012f736"/>
    </style:style>
    <style:style style:name="P5" style:family="paragraph" style:parent-style-name="Standard">
      <style:paragraph-properties fo:break-before="page"/>
      <style:text-properties officeooo:rsid="0011dffa" officeooo:paragraph-rsid="0011dffa"/>
    </style:style>
    <style:style style:name="P6" style:family="paragraph" style:parent-style-name="Standard">
      <style:paragraph-properties fo:break-before="page"/>
      <style:text-properties officeooo:rsid="0014cfbb" officeooo:paragraph-rsid="0014cfbb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7pt" style:font-size-asian="7pt" style:font-size-complex="7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7pt" style:font-size-asian="7pt" style:font-size-complex="7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7pt" officeooo:rsid="0014cc28" officeooo:paragraph-rsid="0014cc28" style:font-size-asian="7pt" style:font-size-complex="7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officeooo:rsid="0014cc28" officeooo:paragraph-rsid="0014cc28" style:font-size-asian="10.5pt" style:font-size-complex="12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7pt" style:font-size-asian="7pt" style:font-size-complex="7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Monospace" fo:font-size="7pt" style:font-size-asian="7pt" style:font-size-complex="7pt"/>
    </style:style>
    <style:style style:name="P13" style:family="paragraph" style:parent-style-name="Standard">
      <style:text-properties officeooo:rsid="0014cfbb" officeooo:paragraph-rsid="0014cfbb"/>
    </style:style>
    <style:style style:name="P14" style:family="paragraph" style:parent-style-name="Standard">
      <style:text-properties officeooo:rsid="0011dffa" officeooo:paragraph-rsid="0011dffa"/>
    </style:style>
    <style:style style:name="P15" style:family="paragraph" style:parent-style-name="Standard">
      <style:text-properties officeooo:rsid="0011dffa" officeooo:paragraph-rsid="001a6b3d"/>
    </style:style>
    <style:style style:name="T1" style:family="text">
      <style:text-properties officeooo:rsid="0012f736"/>
    </style:style>
    <style:style style:name="T2" style:family="text">
      <style:text-properties officeooo:rsid="00140ef3"/>
    </style:style>
    <style:style style:name="T3" style:family="text">
      <style:text-properties fo:color="#7f0055" style:font-name="Monospace" fo:font-weight="bold" style:font-weight-asian="bold"/>
    </style:style>
    <style:style style:name="T4" style:family="text">
      <style:text-properties fo:color="#000000" style:font-name="Monospace"/>
    </style:style>
    <style:style style:name="T5" style:family="text">
      <style:text-properties fo:color="#000000" style:font-name="Monospace" fo:font-weight="bold" style:font-weight-asian="bold"/>
    </style:style>
    <style:style style:name="T6" style:family="text">
      <style:text-properties fo:color="#2a00ff" style:font-name="Monospace"/>
    </style:style>
    <style:style style:name="T7" style:family="text">
      <style:text-properties fo:color="#3f7f5f" style:font-name="Monospace"/>
    </style:style>
    <style:style style:name="T8" style:family="text">
      <style:text-properties fo:color="#642880" style:font-name="Monospace" fo:font-weight="bold" style:font-weight-asian="bold"/>
    </style:style>
    <style:style style:name="T9" style:family="text">
      <style:text-properties officeooo:rsid="00167743"/>
    </style:style>
    <style:style style:name="T10" style:family="text">
      <style:text-properties officeooo:rsid="001b612f"/>
    </style:style>
    <style:style style:name="T11" style:family="text">
      <style:text-properties officeooo:rsid="001bdf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ratula</text:p>
      <text:p text:style-name="P6">Introduccion:</text:p>
      <text:p text:style-name="P3"/>
      <text:p text:style-name="P3">En este informe se detalla lo realizado en la segunda mitad del semestre en la asignatura Arquitectura <text:span text:style-name="T9">de las Computadoras 2. Realizamos un total de cuatro laboratorios.</text:span></text:p>
      <text:p text:style-name="P3"/>
      <text:p text:style-name="P15">En est<text:span text:style-name="T1">os</text:span> laboratorio<text:span text:style-name="T1">s</text:span> utilizamos la placa MSP430F2274 de la empresa Texas Instruments. Para realizar la conexion con la computadora utilizamos la placa eZ430-RF2500 <text:span text:style-name="T1">como herramienta de desarrollo. Esta placa nos permite comunicarnos con la placa MSP430F2274 y enviarle datos, controlar errores, etc.</text:span></text:p>
      <text:p text:style-name="P5">Laboratorio 1</text:p>
      <text:p text:style-name="P14"/>
      <text:p text:style-name="P1">En este laboratorio en particular dos switches y dos leds, <text:span text:style-name="T10">ademas de lo detallado anteriormente</text:span>. Los switches <text:span text:style-name="T11">estaran conectad</text:span></text:p>
      <text:p text:style-name="P4">Anexo 1: <text:span text:style-name="T2">Laboratorio 1 por pooling</text:span></text:p>
      <text:p text:style-name="P1"/>
      <text:p text:style-name="P2"><text:span text:style-name="T3">#include</text:span><text:span text:style-name="T4"> </text:span><text:span text:style-name="T6">&lt;msp430.h&gt;</text:span></text:p>
      <text:p text:style-name="P7"/>
      <text:p text:style-name="P8"><text:span text:style-name="T3">#define</text:span><text:span text:style-name="T4"> SW1 <text:s/>BIT0<text:tab/></text:span><text:span text:style-name="T7">//P2.0</text:span></text:p>
      <text:p text:style-name="P8"><text:span text:style-name="T3">#define</text:span><text:span text:style-name="T4"> SW2 <text:s/>BIT1<text:tab/></text:span><text:span text:style-name="T7">//P2.1</text:span></text:p>
      <text:p text:style-name="P8"><text:span text:style-name="T3">#define</text:span><text:span text:style-name="T4"> LED1 BIT5<text:tab/></text:span><text:span text:style-name="T7">//P4.5</text:span></text:p>
      <text:p text:style-name="P8"><text:span text:style-name="T3">#define</text:span><text:span text:style-name="T4"> LED2 BIT6<text:tab/></text:span><text:span text:style-name="T7">//P4.6</text:span></text:p>
      <text:p text:style-name="P7"/>
      <text:p text:style-name="P7"/>
      <text:p text:style-name="P8"><text:span text:style-name="T3">void</text:span><text:span text:style-name="T4"> </text:span><text:span text:style-name="T5">prendoLed1</text:span><text:span text:style-name="T4">();</text:span></text:p>
      <text:p text:style-name="P8"><text:span text:style-name="T3">void</text:span><text:span text:style-name="T4"> </text:span><text:span text:style-name="T5">prendoLed2</text:span><text:span text:style-name="T4">();</text:span></text:p>
      <text:p text:style-name="P8"><text:span text:style-name="T3">void</text:span><text:span text:style-name="T4"> </text:span><text:span text:style-name="T5">apagoLed1</text:span><text:span text:style-name="T4">();</text:span></text:p>
      <text:p text:style-name="P8"><text:span text:style-name="T3">void</text:span><text:span text:style-name="T4"> </text:span><text:span text:style-name="T5">apagoLed2</text:span><text:span text:style-name="T4">();</text:span></text:p>
      <text:p text:style-name="P8"><text:span text:style-name="T3">void</text:span><text:span text:style-name="T4"> </text:span><text:span text:style-name="T5">prendoTodosLosLeds</text:span><text:span text:style-name="T4">();</text:span></text:p>
      <text:p text:style-name="P8"><text:span text:style-name="T3">void</text:span><text:span text:style-name="T4"> </text:span><text:span text:style-name="T5">apagoTodosLosLeds</text:span><text:span text:style-name="T4">();</text:span></text:p>
      <text:p text:style-name="P7"/>
      <text:p text:style-name="P8"><text:span text:style-name="T3">void</text:span><text:span text:style-name="T4"> </text:span><text:span text:style-name="T5">main</text:span><text:span text:style-name="T4">(</text:span><text:span text:style-name="T3">void</text:span><text:span text:style-name="T4">) {</text:span></text:p>
      <text:p text:style-name="P7"/>
      <text:p text:style-name="P8"><text:span text:style-name="T4"><text:tab/>WDTCTL = WDTPW | WDTHOLD;<text:tab/></text:span><text:span text:style-name="T7">// Stop watchdog timer</text:span></text:p>
      <text:p text:style-name="P7"/>
      <text:p text:style-name="P8"><text:span text:style-name="T4"><text:tab/>P4DIR |= (LED1 + LED2);</text:span><text:span text:style-name="T7">//</text:span></text:p>
      <text:p text:style-name="P11"><text:tab/>P2DIR &amp;= ~(SW1 + SW2);</text:p>
      <text:p text:style-name="P11"><text:tab/>P2REN |= (SW1 + SW2);</text:p>
      <text:p text:style-name="P11"><text:tab/>P2OUT |= (SW1 + SW2);</text:p>
      <text:p text:style-name="P7"/>
      <text:p text:style-name="P8"><text:span text:style-name="T4"><text:tab/></text:span><text:span text:style-name="T3">int</text:span><text:span text:style-name="T4"> primeroSW1 = 0;</text:span></text:p>
      <text:p text:style-name="P8"><text:span text:style-name="T4"><text:tab/></text:span><text:span text:style-name="T3">int</text:span><text:span text:style-name="T4"> primeroSW2 = 0;</text:span></text:p>
      <text:p text:style-name="P8"><text:span text:style-name="T4"><text:tab/></text:span><text:span text:style-name="T3">int</text:span><text:span text:style-name="T4"> quedanPrendidos = 0;</text:span></text:p>
      <text:p text:style-name="P7"/>
      <text:p text:style-name="P8"><text:span text:style-name="T4"><text:tab/></text:span><text:span text:style-name="T3">while</text:span><text:span text:style-name="T4">(1){</text:span></text:p>
      <text:p text:style-name="P7"/>
      <text:p text:style-name="P8"><text:span text:style-name="T4"><text:tab/><text:tab/></text:span><text:span text:style-name="T3">if</text:span><text:span text:style-name="T4">(!(P2IN &amp; SW1)){</text:span></text:p>
      <text:p text:style-name="P8"><text:span text:style-name="T4"><text:tab/><text:tab/><text:tab/></text:span><text:span text:style-name="T3">if</text:span><text:span text:style-name="T4">(primeroSW2 == 0){</text:span></text:p>
      <text:p text:style-name="P11"><text:tab/><text:tab/><text:tab/><text:tab/>primeroSW1 = 1;</text:p>
      <text:p text:style-name="P11"><text:tab/><text:tab/><text:tab/><text:tab/>prendoLed1();</text:p>
      <text:p text:style-name="P8"><text:span text:style-name="T4"><text:tab/><text:tab/><text:tab/>}</text:span><text:span text:style-name="T3">else</text:span><text:span text:style-name="T4">{</text:span></text:p>
      <text:p text:style-name="P11"><text:tab/><text:tab/><text:tab/><text:tab/>quedanPrendidos = 0;</text:p>
      <text:p text:style-name="P11"><text:tab/><text:tab/><text:tab/><text:tab/>apagoTodosLosLeds();</text:p>
      <text:p text:style-name="P11"><text:tab/><text:tab/><text:tab/>}</text:p>
      <text:p text:style-name="P8"><text:span text:style-name="T4"><text:tab/><text:tab/>}</text:span><text:span text:style-name="T3">else</text:span><text:span text:style-name="T4">{</text:span></text:p>
      <text:p text:style-name="P8"><text:span text:style-name="T4"><text:tab/><text:tab/><text:tab/></text:span><text:span text:style-name="T3">if</text:span><text:span text:style-name="T4">(quedanPrendidos == 0)</text:span></text:p>
      <text:p text:style-name="P11"><text:tab/><text:tab/><text:tab/><text:tab/>apagoLed1();</text:p>
      <text:p text:style-name="P11"><text:tab/><text:tab/><text:tab/>primeroSW1 = 0;</text:p>
      <text:p text:style-name="P11"><text:tab/><text:tab/>}</text:p>
      <text:p text:style-name="P7"/>
      <text:p text:style-name="P8"><text:span text:style-name="T4"><text:tab/><text:tab/></text:span><text:span text:style-name="T3">if</text:span><text:span text:style-name="T4">(!(P2IN &amp; SW2)){</text:span></text:p>
      <text:p text:style-name="P8"><text:span text:style-name="T4"><text:tab/><text:tab/><text:tab/></text:span><text:span text:style-name="T3">if</text:span><text:span text:style-name="T4">(primeroSW1 == 0){</text:span></text:p>
      <text:p text:style-name="P11"><text:tab/><text:tab/><text:tab/><text:tab/>primeroSW2 = 1;</text:p>
      <text:p text:style-name="P11"><text:tab/><text:tab/><text:tab/><text:tab/>prendoLed2();</text:p>
      <text:p text:style-name="P8"><text:span text:style-name="T4"><text:tab/><text:tab/><text:tab/>}</text:span><text:span text:style-name="T3">else</text:span><text:span text:style-name="T4">{</text:span></text:p>
      <text:p text:style-name="P11"><text:tab/><text:tab/><text:tab/><text:tab/>prendoTodosLosLeds();</text:p>
      <text:p text:style-name="P11"><text:tab/><text:tab/><text:tab/><text:tab/>quedanPrendidos = 1;</text:p>
      <text:p text:style-name="P11"><text:tab/><text:tab/><text:tab/>}</text:p>
      <text:p text:style-name="P8"><text:span text:style-name="T4"><text:tab/><text:tab/>}</text:span><text:span text:style-name="T3">else</text:span><text:span text:style-name="T4">{</text:span></text:p>
      <text:p text:style-name="P8"><text:span text:style-name="T4"><text:tab/><text:tab/><text:tab/></text:span><text:span text:style-name="T3">if</text:span><text:span text:style-name="T4">(quedanPrendidos == 0)</text:span></text:p>
      <text:p text:style-name="P11"><text:tab/><text:tab/><text:tab/><text:tab/>apagoLed2();</text:p>
      <text:p text:style-name="P11"><text:tab/><text:tab/><text:tab/>primeroSW2 = 0;</text:p>
      <text:p text:style-name="P11"><text:tab/><text:tab/>}</text:p>
      <text:p text:style-name="P7"/>
      <text:p text:style-name="P11"><text:tab/>}</text:p>
      <text:p text:style-name="P11">}</text:p>
      <text:p text:style-name="P7"/>
      <text:p text:style-name="P7"/>
      <text:p text:style-name="P7"/>
      <text:p text:style-name="P8"><text:span text:style-name="T3">void</text:span><text:span text:style-name="T4"> </text:span><text:span text:style-name="T5">prendoLed1</text:span><text:span text:style-name="T4">(){</text:span></text:p>
      <text:p text:style-name="P11"><text:tab/>P4OUT |= LED1;</text:p>
      <text:p text:style-name="P11">}</text:p>
      <text:p text:style-name="P8"><text:span text:style-name="T3">void</text:span><text:span text:style-name="T4"> </text:span><text:span text:style-name="T5">prendoLed2</text:span><text:span text:style-name="T4">(){</text:span></text:p>
      <text:p text:style-name="P11"><text:tab/>P4OUT |= LED2;</text:p>
      <text:p text:style-name="P11">}</text:p>
      <text:p text:style-name="P7"/>
      <text:p text:style-name="P8"><text:span text:style-name="T3">void</text:span><text:span text:style-name="T4"> </text:span><text:span text:style-name="T5">apagoLed1</text:span><text:span text:style-name="T4">(){</text:span></text:p>
      <text:p text:style-name="P11"><text:tab/>P4OUT &amp;= ~LED1;</text:p>
      <text:p text:style-name="P11">}</text:p>
      <text:p text:style-name="P8"><text:span text:style-name="T3">void</text:span><text:span text:style-name="T4"> </text:span><text:span text:style-name="T5">apagoLed2</text:span><text:span text:style-name="T4">(){</text:span></text:p>
      <text:p text:style-name="P11"><text:tab/>P4OUT &amp;= ~LED2;</text:p>
      <text:p text:style-name="P11">}</text:p>
      <text:p text:style-name="P7"/>
      <text:p text:style-name="P7"/>
      <text:p text:style-name="P8"><text:span text:style-name="T3">void</text:span><text:span text:style-name="T4"> </text:span><text:span text:style-name="T5">prendoTodosLosLeds</text:span><text:span text:style-name="T4">(){</text:span></text:p>
      <text:p text:style-name="P11"><text:tab/>prendoLed1();</text:p>
      <text:p text:style-name="P11"><text:tab/>prendoLed2();</text:p>
      <text:p text:style-name="P11">}</text:p>
      <text:p text:style-name="P8"><text:span text:style-name="T3">void</text:span><text:span text:style-name="T4"> </text:span><text:span text:style-name="T5">apagoTodosLosLeds</text:span><text:span text:style-name="T4">(){</text:span></text:p>
      <text:p text:style-name="P11"><text:tab/>apagoLed1();</text:p>
      <text:p text:style-name="P11"><text:tab/>apagoLed2();</text:p>
      <text:p text:style-name="P11">}</text:p>
      <text:p text:style-name="P10"><text:soft-page-break/>Anexo 2: Laboratorio 1 con interrupciones</text:p>
      <text:p text:style-name="P10"/>
      <text:p text:style-name="P9"><text:span text:style-name="T3">#include</text:span><text:span text:style-name="T4"> </text:span><text:span text:style-name="T6">&lt;msp430.h&gt;</text:span><text:span text:style-name="T4"> </text:span></text:p>
      <text:p text:style-name="P8"><text:span text:style-name="T3">#include</text:span><text:span text:style-name="T4"> </text:span><text:span text:style-name="T6">&lt;intrinsics.h&gt;</text:span></text:p>
      <text:p text:style-name="P12"/>
      <text:p text:style-name="P8"><text:span text:style-name="T3">#define</text:span><text:span text:style-name="T4"> SW1 <text:s/>BIT0<text:tab/></text:span><text:span text:style-name="T7">//P2.0</text:span></text:p>
      <text:p text:style-name="P8"><text:span text:style-name="T3">#define</text:span><text:span text:style-name="T4"> SW2 <text:s/>BIT1<text:tab/></text:span><text:span text:style-name="T7">//P2.1</text:span></text:p>
      <text:p text:style-name="P8"><text:span text:style-name="T3">#define</text:span><text:span text:style-name="T4"> LED1 BIT5<text:tab/></text:span><text:span text:style-name="T7">//P4.5</text:span></text:p>
      <text:p text:style-name="P8"><text:span text:style-name="T3">#define</text:span><text:span text:style-name="T4"> LED2 BIT6<text:tab/></text:span><text:span text:style-name="T7">//P4.6</text:span></text:p>
      <text:p text:style-name="P7"/>
      <text:p text:style-name="P8"><text:span text:style-name="T3">int</text:span><text:span text:style-name="T4"> SW1EstaApretado = 0;</text:span></text:p>
      <text:p text:style-name="P8"><text:span text:style-name="T3">int</text:span><text:span text:style-name="T4"> SW2EstaApretado = 0;</text:span></text:p>
      <text:p text:style-name="P8"><text:span text:style-name="T3">int</text:span><text:span text:style-name="T4"> quedanPrendidas = 0;</text:span></text:p>
      <text:p text:style-name="P7"/>
      <text:p text:style-name="P8"><text:span text:style-name="T3">void</text:span><text:span text:style-name="T4"> </text:span><text:span text:style-name="T5">main</text:span><text:span text:style-name="T4">(</text:span><text:span text:style-name="T3">void</text:span><text:span text:style-name="T4">) {</text:span></text:p>
      <text:p text:style-name="P8"><text:span text:style-name="T4"><text:tab/>WDTCTL = WDTPW | WDTHOLD;<text:tab/></text:span><text:span text:style-name="T7">// Stop watchdog timer</text:span></text:p>
      <text:p text:style-name="P7"/>
      <text:p text:style-name="P8"><text:span text:style-name="T4"><text:tab/>P4DIR |= (LED1 + LED2);<text:tab/></text:span><text:span text:style-name="T7">//</text:span></text:p>
      <text:p text:style-name="P11"><text:tab/>P2DIR &amp;= ~(SW1 + SW2);</text:p>
      <text:p text:style-name="P11"><text:tab/>P2REN |= (SW1 + SW2);</text:p>
      <text:p text:style-name="P11"><text:tab/>P2OUT |= (SW1 + SW2);</text:p>
      <text:p text:style-name="P7"/>
      <text:p text:style-name="P7"/>
      <text:p text:style-name="P11"><text:tab/>P2IE |= SW1;</text:p>
      <text:p text:style-name="P8"><text:span text:style-name="T4"><text:tab/>P1IES &amp;= ~SW1; </text:span><text:span text:style-name="T7">// LO/HI</text:span></text:p>
      <text:p text:style-name="P11"><text:tab/>P1IFG &amp;= ~SW1;</text:p>
      <text:p text:style-name="P7"/>
      <text:p text:style-name="P11"><text:tab/>P2IE |= SW2;</text:p>
      <text:p text:style-name="P8"><text:span text:style-name="T4"><text:tab/>P1IES &amp;= ~SW2; </text:span><text:span text:style-name="T7">//LO/HI</text:span></text:p>
      <text:p text:style-name="P11"><text:tab/>P1IFG &amp;= ~SW2;</text:p>
      <text:p text:style-name="P7"/>
      <text:p text:style-name="P7"/>
      <text:p text:style-name="P11"><text:tab/>P4OUT = 0;</text:p>
      <text:p text:style-name="P7"/>
      <text:p text:style-name="P8"><text:span text:style-name="T4"><text:tab/></text:span><text:span text:style-name="T8">__enable_interrupt</text:span><text:span text:style-name="T4">();</text:span></text:p>
      <text:p text:style-name="P8"><text:span text:style-name="T4"><text:tab/></text:span><text:span text:style-name="T3">while</text:span><text:span text:style-name="T4"> (1) {}</text:span></text:p>
      <text:p text:style-name="P11">}</text:p>
      <text:p text:style-name="P7"/>
      <text:p text:style-name="P8"><text:span text:style-name="T3">#pragma</text:span><text:span text:style-name="T4"> vector=PORT2_VECTOR</text:span></text:p>
      <text:p text:style-name="P8"><text:span text:style-name="T3">__interrupt</text:span><text:span text:style-name="T4"> </text:span><text:span text:style-name="T3">void</text:span><text:span text:style-name="T4"> </text:span><text:span text:style-name="T5">Port_2</text:span><text:span text:style-name="T4">(</text:span><text:span text:style-name="T3">void</text:span><text:span text:style-name="T4">) {</text:span></text:p>
      <text:p text:style-name="P8"><text:span text:style-name="T4"><text:tab/></text:span><text:span text:style-name="T3">if</text:span><text:span text:style-name="T4"> (P2IFG &amp; SW1) {</text:span></text:p>
      <text:p text:style-name="P11"><text:tab/><text:tab/>P2IFG &amp;= ~SW1;</text:p>
      <text:p text:style-name="P8"><text:span text:style-name="T4"><text:tab/><text:tab/></text:span><text:span text:style-name="T3">if</text:span><text:span text:style-name="T4">((P2IES &amp; SW1)){</text:span></text:p>
      <text:p text:style-name="P8"><text:span text:style-name="T4"><text:tab/><text:tab/><text:tab/></text:span><text:span text:style-name="T3">if</text:span><text:span text:style-name="T4">(SW2EstaApretado == 1){</text:span></text:p>
      <text:p text:style-name="P11"><text:tab/><text:tab/><text:tab/><text:tab/>P4OUT &amp;= ~LED1;</text:p>
      <text:p text:style-name="P11"><text:tab/><text:tab/><text:tab/><text:tab/>P4OUT &amp;= ~LED2;</text:p>
      <text:p text:style-name="P11"><text:tab/><text:tab/><text:tab/><text:tab/>quedanPrendidas = 0;</text:p>
      <text:p text:style-name="P8"><text:span text:style-name="T4"><text:tab/><text:tab/><text:tab/>}</text:span><text:span text:style-name="T3">else</text:span><text:span text:style-name="T4">{</text:span></text:p>
      <text:p text:style-name="P11"><text:tab/><text:tab/><text:tab/><text:tab/>SW1EstaApretado = 1;</text:p>
      <text:p text:style-name="P11"><text:tab/><text:tab/><text:tab/><text:tab/>P4OUT |= LED1;</text:p>
      <text:p text:style-name="P11"><text:tab/><text:tab/><text:tab/>}</text:p>
      <text:p text:style-name="P8"><text:span text:style-name="T4"><text:tab/><text:tab/>}</text:span><text:span text:style-name="T3">else</text:span><text:span text:style-name="T4">{</text:span></text:p>
      <text:p text:style-name="P7"/>
      <text:p text:style-name="P11"><text:tab/><text:tab/><text:tab/>SW1EstaApretado = 0;</text:p>
      <text:p text:style-name="P8"><text:span text:style-name="T4"><text:tab/><text:tab/><text:tab/></text:span><text:span text:style-name="T3">if</text:span><text:span text:style-name="T4">(quedanPrendidas == 0)</text:span></text:p>
      <text:p text:style-name="P11"><text:tab/><text:tab/><text:tab/><text:tab/>P4OUT &amp;= ~LED1;</text:p>
      <text:p text:style-name="P11"><text:tab/><text:tab/>}</text:p>
      <text:p text:style-name="P11"><text:tab/>}</text:p>
      <text:p text:style-name="P8"><text:span text:style-name="T4"><text:tab/></text:span><text:span text:style-name="T3">if</text:span><text:span text:style-name="T4"> (P2IFG &amp; SW2) {</text:span></text:p>
      <text:p text:style-name="P11"><text:tab/><text:tab/>P2IFG &amp;= ~SW2;</text:p>
      <text:p text:style-name="P8"><text:span text:style-name="T4"><text:tab/><text:tab/></text:span><text:span text:style-name="T3">if</text:span><text:span text:style-name="T4">((P2IES &amp; SW2)){</text:span></text:p>
      <text:p text:style-name="P8"><text:span text:style-name="T4"><text:tab/><text:tab/><text:tab/></text:span><text:span text:style-name="T3">if</text:span><text:span text:style-name="T4">(SW1EstaApretado == 1){</text:span></text:p>
      <text:p text:style-name="P11"><text:tab/><text:tab/><text:tab/><text:tab/>P4OUT |= LED1;</text:p>
      <text:p text:style-name="P11"><text:tab/><text:tab/><text:tab/><text:tab/>P4OUT |= LED2;</text:p>
      <text:p text:style-name="P11"><text:tab/><text:tab/><text:tab/><text:tab/>quedanPrendidas = 1;</text:p>
      <text:p text:style-name="P8"><text:span text:style-name="T4"><text:tab/><text:tab/><text:tab/>}</text:span><text:span text:style-name="T3">else</text:span><text:span text:style-name="T4">{</text:span></text:p>
      <text:p text:style-name="P11"><text:tab/><text:tab/><text:tab/><text:tab/>SW2EstaApretado = 1;</text:p>
      <text:p text:style-name="P11"><text:tab/><text:tab/><text:tab/><text:tab/>P4OUT |= LED2;</text:p>
      <text:p text:style-name="P11"><text:tab/><text:tab/><text:tab/>}</text:p>
      <text:p text:style-name="P8"><text:span text:style-name="T4"><text:tab/><text:tab/>}</text:span><text:span text:style-name="T3">else</text:span><text:span text:style-name="T4">{</text:span></text:p>
      <text:p text:style-name="P11"><text:tab/><text:tab/><text:tab/>SW2EstaApretado = 0;</text:p>
      <text:p text:style-name="P8"><text:span text:style-name="T4"><text:tab/><text:tab/><text:tab/></text:span><text:span text:style-name="T3">if</text:span><text:span text:style-name="T4">(quedanPrendidas == 0)</text:span></text:p>
      <text:p text:style-name="P11"><text:tab/><text:tab/><text:tab/><text:tab/>P4OUT &amp;= ~LED2;</text:p>
      <text:p text:style-name="P11"><text:tab/><text:tab/>}</text:p>
      <text:p text:style-name="P7"/>
      <text:p text:style-name="P11"><text:tab/>}</text:p>
      <text:p text:style-name="P11"><text:tab/>P2IES ^= SW1;</text:p>
      <text:p text:style-name="P11"><text:tab/>P2IES ^= SW2;</text:p>
      <text:p text:style-name="P11">}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2T10:51:23.806283713</meta:creation-date>
    <dc:date>2015-06-07T18:49:04.314397979</dc:date>
    <meta:editing-duration>PT26M47S</meta:editing-duration>
    <meta:editing-cycles>3</meta:editing-cycles>
    <meta:generator>LibreOffice/4.4.2.2$Linux_X86_64 LibreOffice_project/40m0$Build-2</meta:generator>
    <meta:document-statistic meta:table-count="0" meta:image-count="0" meta:object-count="0" meta:page-count="5" meta:paragraph-count="141" meta:word-count="458" meta:character-count="3014" meta:non-whitespace-character-count="2478"/>
  </office:meta>
</office:document-meta>
</file>